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_20_left">
      <style:text-properties officeooo:rsid="00136c44" officeooo:paragraph-rsid="00136c44"/>
    </style:style>
    <style:style style:name="P2" style:family="paragraph" style:parent-style-name="Text_20_body">
      <style:text-properties officeooo:rsid="00136c44" officeooo:paragraph-rsid="00136c44"/>
    </style:style>
    <style:style style:name="P3" style:family="paragraph" style:parent-style-name="Text_20_body" style:list-style-name="L1">
      <style:text-properties officeooo:rsid="0014008b" officeooo:paragraph-rsid="0014008b"/>
    </style:style>
    <style:style style:name="P4" style:family="paragraph" style:parent-style-name="Heading_20_1">
      <style:paragraph-properties fo:break-before="page"/>
    </style:style>
    <style:style style:name="T1" style:family="text">
      <style:text-properties officeooo:rsid="00136c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UT 9 Control de errores y programación Asincrona.</text:p>
      <text:p text:style-name="Text_20_body"/>
      <text:p text:style-name="Text_20_body"/>
      <text:h text:style-name="P4" text:outline-level="1">Introducción</text:h>
      <text:p text:style-name="P2">Es una labor difícil, en ocasiones los errores no se detectan ya que suele ser una habilidad la de encontrar los errores, que se adquiere con los años, una de las etapas en el proceso de desarrollo de aplicaciones es la prueba, donde buscamos encontrar posibles errores.</text:p>
      <text:p text:style-name="P2">Los errores pueden ser de distintos tipos:</text:p>
      <text:list xml:id="list3714047941" text:style-name="L1">
        <text:list-item>
          <text:p text:style-name="P3">Errores de sintax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136c44" officeooo:paragraph-rsid="00136c44"/>
    </style:style>
    <style:style style:name="MT1" style:family="text">
      <style:text-properties officeooo:rsid="00136c44"/>
    </style:style>
    <style:page-layout style:name="Mpm1">
      <style:page-layout-properties fo:page-width="21.59cm" fo:page-height="27.94cm" style:num-format="1"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UT 9 Control de errores y programación Asincrona.<text:tab/><text:tab/><text:span text:style-name="MT1">DWC</text:span></text:p>
      </style:header-left>
      <style:footer>
        <text:p text:style-name="Footer"/>
      </style:footer>
      <style:footer-first>
        <text:p text:style-name="Footer"/>
      </style:footer-first>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7:12:57.661527811</meta:creation-date>
    <dc:date>2020-01-08T17:20:31.377146296</dc:date>
    <meta:editing-duration>PT7M34S</meta:editing-duration>
    <meta:editing-cycles>2</meta:editing-cycles>
    <meta:generator>LibreOffice/6.0.7.3$Linux_X86_64 LibreOffice_project/00m0$Build-3</meta:generator>
    <meta:document-statistic meta:table-count="0" meta:image-count="0" meta:object-count="0" meta:page-count="2" meta:paragraph-count="7" meta:word-count="77" meta:character-count="449" meta:non-whitespace-character-count="379"/>
  </office:meta>
</office:document-meta>
</file>